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loext:graphic-properties draw:fill="solid" draw:fill-color="#282a36"/>
      <style:paragraph-properties fo:line-height="135%" fo:text-align="justify" style:justify-single-word="false" fo:background-color="#282a36"/>
    </style:style>
    <style:style style:name="P4" style:family="paragraph" style:parent-style-name="Standard">
      <loext:graphic-properties draw:fill="solid" draw:fill-color="#282a36"/>
      <style:paragraph-properties fo:line-height="135%" fo:text-align="justify" style:justify-single-word="false" fo:background-color="#282a36"/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font-name="Courier New" style:font-name-asian="Courier New1" style:font-name-complex="Courier New1"/>
    </style:style>
    <style:style style:name="T5" style:family="text">
      <style:text-properties fo:color="#ff79c6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f8f8f2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e9f284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f1fa8c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50fa7b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bd93f9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ffb86c" style:font-name="Courier New" fo:font-size="10.5pt" fo:font-style="italic" style:font-name-asian="Courier New1" style:font-size-asian="10.5pt" style:font-style-asian="italic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CESSO DE CI/CD PARA APIS (LP3)</text:span></text:p>
      <text:p text:style-name="P1"/>
      <text:p text:style-name="P2"><text:span text:style-name="T2">Passo 1:</text:span> Em seu projeto, configurar o arquivo <text:span text:style-name="T2">tsconfig.json</text:span> para preparar a build do projeto. Exemplo do arquivo disponível em <text:a xlink:type="simple" xlink:href="https://gist.github.com/sidneyroberto/0824837044bfbc4c23779c3acd76df72" text:style-name="ListLabel_20_1" text:visited-style-name="ListLabel_20_1"><text:span text:style-name="T3">https://gist.github.com/sidneyroberto/0824837044bfbc4c23779c3acd76df72</text:span></text:a>;</text:p>
      <text:p text:style-name="P2"/>
      <text:p text:style-name="P2"><text:span text:style-name="T2">Passo 2</text:span>: Criar o script <text:span text:style-name="T2">build </text:span>dentro do bloco de <text:span text:style-name="T2">scripts </text:span>do arquivo <text:span text:style-name="T2">package.jso</text:span>n:</text:p>
      <text:p text:style-name="P2"/>
      <text:p text:style-name="P1"><text:span text:style-name="T4">“build”: “tsc” </text:span></text:p>
      <text:p text:style-name="P2"/>
      <text:p text:style-name="P2"><text:span text:style-name="T2">Passo 3</text:span>: Testar o script de build e verificar se não há erros:</text:p>
      <text:p text:style-name="P1"><text:span text:style-name="T4">yarn build</text:span></text:p>
      <text:p text:style-name="P2"><text:span text:style-name="T2">Passo 4</text:span>: Caso não tenha ainda, criar uma conta no MongoDB Atlas. Após, crie um usuário de conexão aos bancos de dados e anote o nome de usuário e senha de acesso aos bancos de dados, clicando na opção <text:span text:style-name="T2">Database Access</text:span> no menu à esquerda e depois no botão <text:span text:style-name="T2">ADD NEW DATABASE USER</text:span> (ou <text:span text:style-name="T2">Create Database User</text:span>). Na tela de cadastro de novo usuário, clique na opção Password e informe no formulário o nome do usuário e sua senha. Lembre-se de salvar a senha do usuário em algum lugar seguro antes de finalizar o cadastro. Após, na seção <text:span text:style-name="T2">Database User Privileges</text:span>, clique no botão <text:span text:style-name="T2">Add Built In Role</text:span>, após em Select Role e selecione a opção <text:span text:style-name="T2">Read and write to any database</text:span>. Por fim, clique no botão <text:span text:style-name="T2">Add User</text:span> no final da tela;</text:p>
      <text:p text:style-name="P2"><text:span text:style-name="T2">Passo 5</text:span>: Copie a string de conexão com os bancos de dados do MongoDB Atlas. Para acessá-la, clique na opção <text:span text:style-name="T2">Database </text:span>na parte superior do menu à esquerda. <text:s/>Ao abrir a nova página, clique no botão <text:span text:style-name="T2">Connect</text:span>. Ao abrir a tela <text:span text:style-name="T2">Connect to Cluster0</text:span>, clique na opção <text:span text:style-name="T2">Drivers</text:span>. Na nova tela, na seção 3 (<text:span text:style-name="T2">Add your connection string into your application code</text:span>), copie a string de conexão informada logo abaixo. Substitua os trechos &lt;username&gt; e &lt;password&gt; respectivamente pelo seu nome de usuário e senha. Adicione após a barra (/) o nome do banco de dados de produção. Desta forma, você acabou de criar a string de conexão com o banco de dados de produção. Repita este passo para criar também a string de conexão com o banco de dados de teste; </text:p>
      <text:p text:style-name="P2"><text:span text:style-name="T2">Passo 6</text:span>: Caso não tenha conta ainda no Vercel, crie uma, preferencialmente atrelada à sua conta no Github;</text:p>
      <text:p text:style-name="P2"><text:span text:style-name="T2">Passo 7</text:span>: Instale o CLI do Vercel em seu computador, executando o comando abaixo no Powershell ou Prompt de Comando:</text:p>
      <text:p text:style-name="P1"><text:span text:style-name="T4">npm i -g vercel@latest</text:span></text:p>
      <text:p text:style-name="P2"><text:span text:style-name="T2">Passo 8</text:span>: No terminal de linha de comando (pode ser no do VS Code), execute o comando abaixo para realizar o login no Vercel com o CLI:</text:p>
      <text:p text:style-name="P1"><text:span text:style-name="T4">vercel login</text:span></text:p>
      <text:p text:style-name="P2"><text:span text:style-name="T2">Passo 9</text:span>: Faça a ligação do seu projeto com um projeto no Vercel, por meio do comando abaixo:</text:p>
      <text:p text:style-name="P1"><text:span text:style-name="T4">vercel link</text:span></text:p>
      <text:p text:style-name="P2"><text:tab/>Ao executar este comando, responda às perguntas conforme abaixo:</text:p>
      <text:p text:style-name="P2"><text:span text:style-name="T4">Vercel CLI 30.0.0</text:span></text:p>
      <text:p text:style-name="P2"><text:span text:style-name="T4">? Set up “~\Workspaces\nome-do-seu-projeto”? [Y/n] y</text:span></text:p>
      <text:p text:style-name="P2"><text:span text:style-name="T4">? Which scope should contain your project?</text:span></text:p>
      <text:p text:style-name="P2"><text:span text:style-name="T4">● AQUI_APARECE_A_SUA_CONTA_DO_GITHUB (pressione ENTER)</text:span></text:p>
      <text:p text:style-name="P2"><text:span text:style-name="T4">? Link to existing project? [y/N] n</text:span></text:p>
      <text:p text:style-name="P2"><text:soft-page-break/><text:span text:style-name="T4">? What’s your project’s name? (nome-do-seu-projeto) <text:s/>(pressione ENTER)</text:span></text:p>
      <text:p text:style-name="P2"><text:span text:style-name="T4">? In which directory is your code located? ./ (pressione ENTER)</text:span></text:p>
      <text:p text:style-name="P2"><text:span text:style-name="T4">Local settings detected in vercel.json:</text:span></text:p>
      <text:p text:style-name="P2"><text:span text:style-name="T4">No framework detected. Default Project Settings:</text:span></text:p>
      <text:p text:style-name="P2"><text:span text:style-name="T4">- Build Command: `npm run vercel-build` or `npm run build`</text:span></text:p>
      <text:p text:style-name="P2"><text:span text:style-name="T4">- Development Command: None</text:span></text:p>
      <text:p text:style-name="P2"><text:span text:style-name="T4">- Install Command: `yarn install`, `pnpm install`, or `npm install`</text:span></text:p>
      <text:p text:style-name="P2"><text:span text:style-name="T4">- Output Directory: `public` if it exists, or `.`</text:span></text:p>
      <text:p text:style-name="P2"><text:span text:style-name="T4">? Want to modify these settings? [y/N] n</text:span></text:p>
      <text:p text:style-name="P2"><text:span text:style-name="T4">✅ <text:s/>Linked to sua_conta_no_github/nome-do-seu-projeto (created .vercel and added it to .gitignore)</text:span></text:p>
      <text:p text:style-name="P2"/>
      <text:p text:style-name="P2"><text:span text:style-name="T2">Passo 10</text:span>: No site do Vercel, após entrar com a sua conta de usuário, crie um Token de acesso, clicando no menu Settings &gt; Tokens e preenchendo o formulário Create Token. No campo <text:span text:style-name="T2">TOKEN NAME</text:span> digite o nome do token <text:s/>(ex: TOKEN_CICD_MEU_APP). No campo <text:span text:style-name="T2">SCOPE</text:span>, selecione a única opção existente (<text:span text:style-name="T2">Full Account</text:span>). Por fim, no campo <text:span text:style-name="T2">EXPIRATION </text:span>selecione o prazo de expiração do token. Após, clique no botão <text:span text:style-name="T2">Create</text:span>. Neste momento, o Vercel irá te exibir o token criado. Antes de clicar no botão <text:span text:style-name="T2">Done</text:span>, copie o token e salve em lugar seguro. Ele NUNCA MAIS será exibido a você novamente;</text:p>
      <text:p text:style-name="P2"><text:span text:style-name="T2">Passo 11</text:span>: Em seu projeto, crie ao lado dos scripts <text:span text:style-name="T2">app.ts</text:span> e <text:span text:style-name="T2">server.ts</text:span> o script <text:span text:style-name="T2">index.ts</text:span>, com o código fonte abaixo:</text:p>
      <text:p text:style-name="P3"><text:span text:style-name="T5">import</text:span><text:span text:style-name="T6"> cors </text:span><text:span text:style-name="T5">from</text:span><text:span text:style-name="T6"> </text:span><text:span text:style-name="T7">'</text:span><text:span text:style-name="T8">cors</text:span><text:span text:style-name="T7">'</text:span></text:p>
      <text:p text:style-name="P3"><text:span text:style-name="T5">import</text:span><text:span text:style-name="T6"> express </text:span><text:span text:style-name="T5">from</text:span><text:span text:style-name="T6"> </text:span><text:span text:style-name="T7">'</text:span><text:span text:style-name="T8">express</text:span><text:span text:style-name="T7">'</text:span></text:p>
      <text:p text:style-name="P3"><text:span text:style-name="T5">import</text:span><text:span text:style-name="T6"> logger </text:span><text:span text:style-name="T5">from</text:span><text:span text:style-name="T6"> </text:span><text:span text:style-name="T7">'</text:span><text:span text:style-name="T8">morgan</text:span><text:span text:style-name="T7">'</text:span></text:p>
      <text:p text:style-name="P3"><text:span text:style-name="T5">import</text:span><text:span text:style-name="T6"> { connectToMongoDB } </text:span><text:span text:style-name="T5">from</text:span><text:span text:style-name="T6"> </text:span><text:span text:style-name="T7">'</text:span><text:span text:style-name="T8">./config/db</text:span><text:span text:style-name="T7">'</text:span></text:p>
      <text:p text:style-name="P3"><text:span text:style-name="T5">import</text:span><text:span text:style-name="T6"> { contactsRouter } </text:span><text:span text:style-name="T5">from</text:span><text:span text:style-name="T6"> </text:span><text:span text:style-name="T7">'</text:span><text:span text:style-name="T8">./routes/contacts</text:span><text:span text:style-name="T7">'</text:span></text:p>
      <text:p text:style-name="P4"/>
      <text:p text:style-name="P3"><text:span text:style-name="T9">connectToMongoDB</text:span><text:span text:style-name="T6">()</text:span></text:p>
      <text:p text:style-name="P4"/>
      <text:p text:style-name="P3"><text:span text:style-name="T5">const</text:span><text:span text:style-name="T6"> </text:span><text:span text:style-name="T10">app</text:span><text:span text:style-name="T6"> </text:span><text:span text:style-name="T5">=</text:span><text:span text:style-name="T6"> </text:span><text:span text:style-name="T9">express</text:span><text:span text:style-name="T6">()</text:span></text:p>
      <text:p text:style-name="P3"><text:span text:style-name="T10">app</text:span><text:span text:style-name="T6">.</text:span><text:span text:style-name="T9">use</text:span><text:span text:style-name="T6">(</text:span><text:span text:style-name="T9">cors</text:span><text:span text:style-name="T6">())</text:span></text:p>
      <text:p text:style-name="P3"><text:span text:style-name="T10">app</text:span><text:span text:style-name="T6">.</text:span><text:span text:style-name="T9">use</text:span><text:span text:style-name="T6">(</text:span><text:span text:style-name="T9">logger</text:span><text:span text:style-name="T6">(</text:span><text:span text:style-name="T7">'</text:span><text:span text:style-name="T8">dev</text:span><text:span text:style-name="T7">'</text:span><text:span text:style-name="T6">))</text:span></text:p>
      <text:p text:style-name="P3"><text:span text:style-name="T10">app</text:span><text:span text:style-name="T6">.</text:span><text:span text:style-name="T9">use</text:span><text:span text:style-name="T6">(</text:span><text:span text:style-name="T9">express</text:span><text:span text:style-name="T6">.</text:span><text:span text:style-name="T9">json</text:span><text:span text:style-name="T6">())</text:span></text:p>
      <text:p text:style-name="P4"/>
      <text:p text:style-name="P3"><text:soft-page-break/><text:span text:style-name="T10">app</text:span><text:span text:style-name="T6">.</text:span><text:span text:style-name="T9">use</text:span><text:span text:style-name="T6">(</text:span><text:span text:style-name="T7">'</text:span><text:span text:style-name="T8">/contacts</text:span><text:span text:style-name="T7">'</text:span><text:span text:style-name="T6">, </text:span><text:span text:style-name="T10">contactsRouter</text:span><text:span text:style-name="T6">)</text:span></text:p>
      <text:p text:style-name="P4"/>
      <text:p text:style-name="P3"><text:span text:style-name="T10">app</text:span><text:span text:style-name="T6">.</text:span><text:span text:style-name="T9">get</text:span><text:span text:style-name="T6">(</text:span><text:span text:style-name="T7">'</text:span><text:span text:style-name="T8">/</text:span><text:span text:style-name="T7">'</text:span><text:span text:style-name="T6">, (</text:span><text:span text:style-name="T11">req</text:span><text:span text:style-name="T6">, </text:span><text:span text:style-name="T11">res</text:span><text:span text:style-name="T6">) </text:span><text:span text:style-name="T5">=&gt;</text:span><text:span text:style-name="T6"> </text:span><text:span text:style-name="T11">res</text:span><text:span text:style-name="T6">.</text:span><text:span text:style-name="T9">send</text:span><text:span text:style-name="T6">(</text:span><text:span text:style-name="T7">'</text:span><text:span text:style-name="T8">Contact Book API</text:span><text:span text:style-name="T7">'</text:span><text:span text:style-name="T6">))</text:span></text:p>
      <text:p text:style-name="P4"/>
      <text:p text:style-name="P3"><text:span text:style-name="T5">const</text:span><text:span text:style-name="T6"> </text:span><text:span text:style-name="T10">port</text:span><text:span text:style-name="T6"> </text:span><text:span text:style-name="T5">=</text:span><text:span text:style-name="T6"> process.env.</text:span><text:span text:style-name="T10">PORT</text:span><text:span text:style-name="T6"> </text:span><text:span text:style-name="T5">||</text:span><text:span text:style-name="T6"> </text:span><text:span text:style-name="T10">8080</text:span></text:p>
      <text:p text:style-name="P3"><text:span text:style-name="T10">app</text:span><text:span text:style-name="T6">.</text:span><text:span text:style-name="T9">listen</text:span><text:span text:style-name="T6">(</text:span><text:span text:style-name="T10">port</text:span><text:span text:style-name="T6">, () </text:span><text:span text:style-name="T5">=&gt;</text:span><text:span text:style-name="T6"> </text:span><text:span text:style-name="T10">console</text:span><text:span text:style-name="T6">.</text:span><text:span text:style-name="T9">log</text:span><text:span text:style-name="T6">(</text:span><text:span text:style-name="T8">`Server is listening on </text:span><text:span text:style-name="T5">${</text:span><text:span text:style-name="T10">port</text:span><text:span text:style-name="T5">}</text:span><text:span text:style-name="T8">`</text:span><text:span text:style-name="T6">))</text:span></text:p>
      <text:p text:style-name="P4"/>
      <text:p text:style-name="P3"><text:span text:style-name="T5">export</text:span><text:span text:style-name="T6"> </text:span><text:span text:style-name="T5">default</text:span><text:span text:style-name="T6"> </text:span><text:span text:style-name="T10">app</text:span></text:p>
      <text:p text:style-name="P4"/>
      <text:p text:style-name="P2"/>
      <text:p text:style-name="P2"><text:span text:style-name="T2">Passo 12</text:span>: No VS Code, clique na opção <text:span text:style-name="T2">Source Control</text:span> no painel de menu à esquerda. Após, clique no botão <text:span text:style-name="T2">Initialize Repository</text:span>;</text:p>
      <text:p text:style-name="P2"><text:span text:style-name="T2">Passo 13</text:span>: No terminal do próprio VS Code, crie a branch test e aponte o projeto para ela executando o comando abaixo:</text:p>
      <text:p text:style-name="P1"><text:span text:style-name="T4">git checkout -b test</text:span></text:p>
      <text:p text:style-name="P2"><text:span text:style-name="T2">Passo 14</text:span>: Novamente, clique na opção <text:span text:style-name="T2">Source Control</text:span> no painel de menu à esquerda e, no campo Message, digite uma mensagem para o primeiro commit (ex: commit inicial). Após, clique no botão <text:span text:style-name="T2">Commit</text:span>;</text:p>
      <text:p text:style-name="P2"><text:span text:style-name="T2">Passo 15</text:span>: Após, clique no botão<text:span text:style-name="T2"> Publish Branch</text:span> para criar um repositório no Github para o seu projeto. Após clicar, caso ainda não tenha atrelado o seu VS Code à sua conta no Github, o VS Code vai solicitar esta ação. Faça ela para poder prosseguir com o processo. Após, o VS Code irá te perguntar se você deseja criar um repositório público ou privado no Github. Selecione a opção que achar melhor (ambas não atrapalham o nosso fluxo de CI/CD). Após clicar na opção, após alguns segundos o repositório no Github será criado;</text:p>
      <text:p text:style-name="P2"><text:span text:style-name="T2">Passo 16</text:span>: Acesse o seu repositório no <text:span text:style-name="T2">Github</text:span>. Você vai verificar que a branch atual é <text:span text:style-name="T2">test</text:span>. Clique no botão onde o nome da branch aparece e após clique no link <text:span text:style-name="T2">View all branches</text:span>. Na nova tela, clique no botão <text:span text:style-name="T2">New branch</text:span>. Na tela que irá aparecer, digite <text:span text:style-name="T2">main </text:span>no campo Branch name e então clique no botão <text:span text:style-name="T2">Create branch</text:span>;</text:p>
      <text:p text:style-name="P2"><text:span text:style-name="T2">Passo 17</text:span>: Ainda na página do seu repositório no Github, clique na aba Settings…</text:p>
      <text:p text:style-name="P2"><text:span text:style-name="T2">Passo 18</text:span>: Ainda na página do seu repositório no Github, clique na aba <text:span text:style-name="T2">Actions</text:span>. No campo <text:span text:style-name="T2">Search workflows</text:span>, digite <text:span text:style-name="T2">node </text:span>e então pressione ENTER. Na listagem dos resultados, encontre o resultado com o nome <text:span text:style-name="T2">Node.js</text:span> e então clique no botão <text:span text:style-name="T2">Configure</text:span>;</text:p>
      <text:p text:style-name="P2"><text:span text:style-name="T2">Passo 19</text:span>: Criar a Action…</text:p>
      <text:p text:style-name="P2">Passo 20: Editar a Action…</text:p>
      <text:p text:style-name="P2">Passo 21: Commitar a Action…</text:p>
      <text:p text:style-name="P2">Passo 22: Criar o arquivo vercel.json…</text:p>
      <text:p text:style-name="P2">Passo 23: Configurar a variavel de ambiente do B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1" meta:word-count="1031" meta:character-count="6130" meta:non-whitespace-character-count="5153"/>
    <meta:generator>LibreOfficeDev/6.0.5.2$Linux_X86_64 LibreOffice_project/</meta:generator>
  </office:meta>
</office:document-meta>
</file>